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F0000011830DD03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73cm" svg:height="13.716cm" svg:x="0.027cm" svg:y="0cm">
          <draw:image xlink:href="Pictures/100000000000029F0000011830DD03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2:40:51.087635815</meta:creation-date>
    <dc:date>2014-10-20T12:42:17.539282803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